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5.199cm" table:align="center" fo:background-color="transparent">
        <style:background-image/>
      </style:table-properties>
    </style:style>
    <style:style style:name="Tabelle2.A" style:family="table-column">
      <style:table-column-properties style:column-width="2.096cm"/>
    </style:style>
    <style:style style:name="Tabelle2.B" style:family="table-column">
      <style:table-column-properties style:column-width="3.695cm"/>
    </style:style>
    <style:style style:name="Tabelle2.C" style:family="table-column">
      <style:table-column-properties style:column-width="9.409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font-weight="bold" officeooo:rsid="001adc6c" officeooo:paragraph-rsid="001adc6c" style:font-weight-asian="bold" style:font-weight-complex="bold"/>
    </style:style>
    <style:style style:name="P2" style:family="paragraph" style:parent-style-name="Table_20_Contents">
      <style:text-properties fo:font-weight="bold" officeooo:rsid="001adc6c" officeooo:paragraph-rsid="001adc6c" style:font-weight-asian="bold" style:font-weight-complex="bold"/>
    </style:style>
    <style:style style:name="P3" style:family="paragraph" style:parent-style-name="Standard">
      <style:text-properties officeooo:rsid="001a0df5" officeooo:paragraph-rsid="001a0df5"/>
    </style:style>
    <style:style style:name="P4" style:family="paragraph" style:parent-style-name="Standard">
      <style:text-properties officeooo:rsid="001a0df5" officeooo:paragraph-rsid="001a54da"/>
    </style:style>
    <style:style style:name="P5" style:family="paragraph" style:parent-style-name="Standard">
      <style:text-properties officeooo:rsid="001a0df5" officeooo:paragraph-rsid="00267f67"/>
    </style:style>
    <style:style style:name="P6" style:family="paragraph" style:parent-style-name="Standard">
      <style:text-properties officeooo:rsid="001a54da" officeooo:paragraph-rsid="001a54da"/>
    </style:style>
    <style:style style:name="P7" style:family="paragraph" style:parent-style-name="Table_20_Contents">
      <style:text-properties officeooo:rsid="001a54da" officeooo:paragraph-rsid="001a54da"/>
    </style:style>
    <style:style style:name="P8" style:family="paragraph" style:parent-style-name="Standard">
      <style:text-properties officeooo:rsid="001e132b" officeooo:paragraph-rsid="001e132b"/>
    </style:style>
    <style:style style:name="P9" style:family="paragraph" style:parent-style-name="Standard">
      <style:text-properties officeooo:rsid="001fbb91" officeooo:paragraph-rsid="001fbb91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fbb91" officeooo:paragraph-rsid="001fbb91"/>
    </style:style>
    <style:style style:name="P11" style:family="paragraph" style:parent-style-name="Standard">
      <style:text-properties officeooo:rsid="0017a57a" officeooo:paragraph-rsid="002021b4"/>
    </style:style>
    <style:style style:name="P12" style:family="paragraph" style:parent-style-name="Standard">
      <style:text-properties officeooo:rsid="00267f67" officeooo:paragraph-rsid="0029dd47"/>
    </style:style>
    <style:style style:name="P13" style:family="paragraph" style:parent-style-name="Standard">
      <style:text-properties officeooo:rsid="00267f67" officeooo:paragraph-rsid="002e9e89"/>
    </style:style>
    <style:style style:name="P14" style:family="paragraph" style:parent-style-name="Standard">
      <style:text-properties officeooo:rsid="00267f67" officeooo:paragraph-rsid="0030430c"/>
    </style:style>
    <style:style style:name="P15" style:family="paragraph" style:parent-style-name="Standard">
      <style:text-properties officeooo:rsid="00285b19" officeooo:paragraph-rsid="00285b19"/>
    </style:style>
    <style:style style:name="P16" style:family="paragraph" style:parent-style-name="Standard">
      <style:text-properties officeooo:rsid="001a54da" officeooo:paragraph-rsid="001a54da"/>
    </style:style>
    <style:style style:name="P17" style:family="paragraph" style:parent-style-name="Standard">
      <style:text-properties officeooo:rsid="00318961" officeooo:paragraph-rsid="00318961"/>
    </style:style>
    <style:style style:name="P18" style:family="paragraph" style:parent-style-name="Table_20_Contents">
      <style:text-properties officeooo:rsid="00318961" officeooo:paragraph-rsid="00318961"/>
    </style:style>
    <style:style style:name="T1" style:family="text">
      <style:text-properties officeooo:rsid="001a54da"/>
    </style:style>
    <style:style style:name="T2" style:family="text">
      <style:text-properties officeooo:rsid="001a0df5"/>
    </style:style>
    <style:style style:name="T3" style:family="text">
      <style:text-properties officeooo:rsid="001adc6c"/>
    </style:style>
    <style:style style:name="T4" style:family="text">
      <style:text-properties officeooo:rsid="001d3b88"/>
    </style:style>
    <style:style style:name="T5" style:family="text">
      <style:text-properties officeooo:rsid="001fbb91"/>
    </style:style>
    <style:style style:name="T6" style:family="text">
      <style:text-properties officeooo:rsid="002021b4"/>
    </style:style>
    <style:style style:name="T7" style:family="text">
      <style:text-properties style:font-name="Liberation Serif" officeooo:rsid="002021b4"/>
    </style:style>
    <style:style style:name="T8" style:family="text">
      <style:text-properties officeooo:rsid="0023692e"/>
    </style:style>
    <style:style style:name="T9" style:family="text">
      <style:text-properties officeooo:rsid="00255f56"/>
    </style:style>
    <style:style style:name="T10" style:family="text">
      <style:text-properties officeooo:rsid="00285b19"/>
    </style:style>
    <style:style style:name="T11" style:family="text">
      <style:text-properties officeooo:rsid="0029dd47"/>
    </style:style>
    <style:style style:name="T12" style:family="text">
      <style:text-properties officeooo:rsid="002afae6"/>
    </style:style>
    <style:style style:name="T13" style:family="text">
      <style:text-properties officeooo:rsid="002b08fa"/>
    </style:style>
    <style:style style:name="T14" style:family="text">
      <style:text-properties officeooo:rsid="002e9e89"/>
    </style:style>
    <style:style style:name="T15" style:family="text">
      <style:text-properties fo:font-style="italic" officeooo:rsid="002e9e89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2ff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Himmelskarte</text:p>
      <text:p text:style-name="P11">Diese Karte stellt dem gesamten Sternenhimmel mit allen 88 Sternbildern in Mo<text:span text:style-name="T8">ll</text:span>weide-Projektion dar.</text:p>
      <text:p text:style-name="P11"/>
      <text:p text:style-name="P13">Es wird das äquatoriale Koordinatensystem <text:span text:style-name="T12">(</text:span>Epoche J2000<text:span text:style-name="T12">)</text:span> verwendet. <text:span text:style-name="T6">Der Blick geht nach Süden. Genau in der Mitte befindet sich der Frühlingspunkt (bezeichnet mit </text:span><text:span text:style-name="T7">γ)</text:span><text:span text:style-name="T6">. </text:span><text:span text:style-name="T10">Die Deklination verläuft vertikal.</text:span><text:span text:style-name="T6"> </text:span>Der Nordpol ist oben, der Sü<text:span text:style-name="T10">d</text:span>pol ist unten.<text:span text:style-name="T6"> Die </text:span><text:span text:style-name="T9">tägliche </text:span><text:span text:style-name="T6">Drehung des Himmel verläuft von links (Osten) nach rechts (Westen) </text:span>entlang des Himmelsäqutors. Die gelbe Linie beschreibt den Verlauf der Ekliptik (der Sonnenbahn). </text:p>
      <text:p text:style-name="P12"/>
      <text:p text:style-name="P14">Die endgültigen Namen und Grenzen der Sternbilder wurden 1928 von der Internationalen Astronomischen Union (IAU) festgelegt. <text:span text:style-name="T13">Die Auflösung der Kürzel entehmen Sie der be</text:span><text:span text:style-name="T14">i</text:span><text:span text:style-name="T13">gefügten Tabelle. </text:span>Aufgrund der Präzession <text:span text:style-name="T10">der Erdachse</text:span> verlaufen die Grenzen heute nicht mehr genau auf den Koordinatenkreisen. <text:span text:style-name="T14">Für die Sternbildfguren gibt es keine </text:span><text:span text:style-name="T17">offiziellen </text:span><text:span text:style-name="T14">Regeln, daher gibt es viele Varianten und sie stimmen auch nicht immer mit den Grenzen überein. Hier wurden die Figuren aus der freien Software </text:span><text:span text:style-name="T15">Stellarium</text:span><text:span text:style-name="T14"> übernommen. </text:span></text:p>
      <text:p text:style-name="P11"/>
      <text:p text:style-name="P11">Es sind 8404 Sterne mit einer scheinbaren Helligkeit bis 6.5mag verzeichnet. <text:span text:style-name="T2">Das ist die Helligkeit, die man mit dem blosen Auge erkennen kann (geübte Beobachter können möglicherweise noch mehr sehen). Sterne, die mit einem fün</text:span><text:span text:style-name="T9">f</text:span><text:span text:style-name="T2">zackigen Sternchen markiert sind, haben Eigennamen. Diese finden </text:span><text:span text:style-name="T9">Si</text:span><text:span text:style-name="T2">e in der beigefügten </text:span><text:span text:style-name="T9">Liste</text:span><text:span text:style-name="T2">.</text:span></text:p>
      <text:p text:style-name="P3"/>
      <text:p text:style-name="P15">Die Milchstraße im Hintergrund basiert auf der Himmelsdurchmusterung mit dem</text:p>
      <text:p text:style-name="P15">Weltraumteleskop <text:span text:style-name="T16">Gaia</text:span> (Start 2013) der Europäischen Weltraumorganisation (ESA). </text:p>
      <text:p text:style-name="P5"/>
      <text:p text:style-name="P9">Folgende <text:span text:style-name="T9">besonderen </text:span>Objekte sind <text:span text:style-name="T11">gekennzeichnet</text:span>: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ernbild</text:p>
          </table:table-cell>
          <table:table-cell table:style-name="Tabelle2.A1" office:value-type="string">
            <text:p text:style-name="P1">Bezeichnung</text:p>
          </table:table-cell>
          <table:table-cell table:style-name="Tabelle2.C1" office:value-type="string">
            <text:p text:style-name="P2">Beschreibung</text:p>
          </table:table-cell>
        </table:table-row>
        <table:table-row>
          <table:table-cell table:style-name="Tabelle2.A2" office:value-type="string">
            <text:p text:style-name="P6">And</text:p>
          </table:table-cell>
          <table:table-cell table:style-name="Tabelle2.A2" office:value-type="string">
            <text:p text:style-name="P4"><text:span text:style-name="T4">M</text:span><text:span text:style-name="T1"> </text:span>31</text:p>
          </table:table-cell>
          <table:table-cell table:style-name="Tabelle2.C2" office:value-type="string">
            <text:p text:style-name="P7">Andromedagalaxie</text:p>
          </table:table-cell>
        </table:table-row>
        <table:table-row table:style-name="Tabelle2.3">
          <table:table-cell table:style-name="Tabelle2.A2" office:value-type="string">
            <text:p text:style-name="P8">Tri</text:p>
          </table:table-cell>
          <table:table-cell table:style-name="Tabelle2.A2" office:value-type="string">
            <text:p text:style-name="P4"><text:span text:style-name="T4">M</text:span><text:span text:style-name="T1"> </text:span>33</text:p>
          </table:table-cell>
          <table:table-cell table:style-name="Tabelle2.C2" office:value-type="string">
            <text:p text:style-name="P7">Dreiecksgalaxie</text:p>
          </table:table-cell>
        </table:table-row>
        <table:table-row table:style-name="Tabelle2.3">
          <table:table-cell table:style-name="Tabelle2.A2" office:value-type="string">
            <text:p text:style-name="P17">Ori</text:p>
          </table:table-cell>
          <table:table-cell table:style-name="Tabelle2.A2" office:value-type="string">
            <text:p text:style-name="P17">M 42</text:p>
          </table:table-cell>
          <table:table-cell table:style-name="Tabelle2.C2" office:value-type="string">
            <text:p text:style-name="P18">Orionnebel</text:p>
          </table:table-cell>
        </table:table-row>
        <table:table-row>
          <table:table-cell table:style-name="Tabelle2.A2" office:value-type="string">
            <text:p text:style-name="P8">Tau</text:p>
          </table:table-cell>
          <table:table-cell table:style-name="Tabelle2.A2" office:value-type="string">
            <text:p text:style-name="P6"><text:span text:style-name="T4">M</text:span> 45</text:p>
          </table:table-cell>
          <table:table-cell table:style-name="Tabelle2.C2" office:value-type="string">
            <text:p text:style-name="P7">Plejaden (offener Sternhaufen)</text:p>
          </table:table-cell>
        </table:table-row>
        <table:table-row>
          <table:table-cell table:style-name="Tabelle2.A2" office:value-type="string">
            <text:p text:style-name="P6">Cen</text:p>
          </table:table-cell>
          <table:table-cell table:style-name="Tabelle2.A2" office:value-type="string">
            <text:p text:style-name="P4">ω <text:span text:style-name="T1">Cen</text:span></text:p>
          </table:table-cell>
          <table:table-cell table:style-name="Tabelle2.C2" office:value-type="string">
            <text:p text:style-name="P7">Hellster Kugelsternhaufen </text:p>
          </table:table-cell>
        </table:table-row>
        <table:table-row>
          <table:table-cell table:style-name="Tabelle2.A2" office:value-type="string">
            <text:p text:style-name="P6">Tuc</text:p>
          </table:table-cell>
          <table:table-cell table:style-name="Tabelle2.A2" office:value-type="string">
            <text:p text:style-name="P4">47 Tuc</text:p>
          </table:table-cell>
          <table:table-cell table:style-name="Tabelle2.C2" office:value-type="string">
            <text:p text:style-name="P7">Zweithellster Kugelsternhaufen</text:p>
          </table:table-cell>
        </table:table-row>
        <table:table-row>
          <table:table-cell table:style-name="Tabelle2.A2" office:value-type="string">
            <text:p text:style-name="P6">Dor</text:p>
          </table:table-cell>
          <table:table-cell table:style-name="Tabelle2.A2" office:value-type="string">
            <text:p text:style-name="P6">Nubecula Major </text:p>
          </table:table-cell>
          <table:table-cell table:style-name="Tabelle2.C2" office:value-type="string">
            <text:p text:style-name="P4">Große Magellansche Wolke <text:span text:style-name="T1">(Galaxie)</text:span></text:p>
          </table:table-cell>
        </table:table-row>
        <table:table-row>
          <table:table-cell table:style-name="Tabelle2.A2" office:value-type="string">
            <text:p text:style-name="P6">Tuc</text:p>
          </table:table-cell>
          <table:table-cell table:style-name="Tabelle2.A2" office:value-type="string">
            <text:p text:style-name="P6">Nubecula Minor</text:p>
          </table:table-cell>
          <table:table-cell table:style-name="Tabelle2.C2" office:value-type="string">
            <text:p text:style-name="P6">Kleine <text:span text:style-name="T2">Magellansche Wolke </text:span><text:span text:style-name="T3">(Galaxie)</text:span></text:p>
          </table:table-cell>
        </table:table-row>
        <table:table-row>
          <table:table-cell table:style-name="Tabelle2.A2" office:value-type="string">
            <text:p text:style-name="P6">Sgr</text:p>
          </table:table-cell>
          <table:table-cell table:style-name="Tabelle2.A2" office:value-type="string">
            <text:p text:style-name="P4">Sgr A*</text:p>
          </table:table-cell>
          <table:table-cell table:style-name="Tabelle2.C2" office:value-type="string">
            <text:p text:style-name="P6">Das Schwarze Loch im Zentrum der Milchstraße<text:line-break/><text:span text:style-name="T5">(nicht sichtbar)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4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5:46:53.723000000</meta:creation-date>
    <dc:date>2024-07-24T18:53:44.966000000</dc:date>
    <meta:editing-duration>PT1H36M15S</meta:editing-duration>
    <meta:editing-cycles>22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38" meta:word-count="275" meta:character-count="1955" meta:non-whitespace-character-count="1713"/>
  </office:meta>
</office:document-meta>
</file>